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3DACFF5D1C1A6B5C.png" manifest:media-type="image/png"/>
  <manifest:file-entry manifest:full-path="Pictures/100002010000064000000384CD4CDC5CF7C9E131.png" manifest:media-type="image/png"/>
  <manifest:file-entry manifest:full-path="Pictures/1000020100000640000003848EB849862E3928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33b2b" officeooo:paragraph-rsid="00033b2b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1.462cm" svg:width="17cm" svg:height="9.562cm" draw:z-index="0"><draw:image xlink:href="Pictures/100002010000064000000384CD4CDC5CF7C9E131.png" xlink:type="simple" xlink:show="embed" xlink:actuate="onLoad" loext:mime-type="image/png"/></draw:frame>Cycle 2</text:p>
      <text:p text:style-name="Standard"/>
      <text:p text:style-name="Standard"/>
      <text:p text:style-name="Standard"><draw:frame draw:style-name="fr2" draw:name="Image2" text:anchor-type="paragraph" svg:width="17cm" svg:height="9.562cm" draw:z-index="1"><draw:image xlink:href="Pictures/1000020100000640000003848EB849862E39282F.png" xlink:type="simple" xlink:show="embed" xlink:actuate="onLoad" loext:mime-type="image/png"/></draw:frame></text:p>
      <text:p text:style-name="Standard"><draw:frame draw:style-name="fr2" draw:name="Image3" text:anchor-type="paragraph" svg:width="17cm" svg:height="9.562cm" draw:z-index="2"><draw:image xlink:href="Pictures/1000020100000640000003843DACFF5D1C1A6B5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20:21:48.023298442</meta:creation-date>
    <dc:date>2022-04-04T20:25:30.994454647</dc:date>
    <meta:editing-duration>PT3M43S</meta:editing-duration>
    <meta:editing-cycles>1</meta:editing-cycles>
    <meta:document-statistic meta:table-count="0" meta:image-count="3" meta:object-count="0" meta:page-count="2" meta:paragraph-count="1" meta:word-count="2" meta:character-count="7" meta:non-whitespace-character-count="6"/>
    <meta:generator>LibreOffice/6.0.7.3$Linux_X86_64 LibreOffice_project/00m0$Build-3</meta:generator>
  </office:meta>
</office:document-meta>
</file>